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F" svg:font-family="F"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fo:font-size="14pt" style:font-size-asian="14pt" style:font-size-complex="14pt"/>
    </style:style>
    <style:style style:name="T3" style:parent-style-name="Fuentedepárrafopredeter." style:family="text">
      <style:text-properties fo:font-weight="bold" style:font-weight-asian="bold"/>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2" style:family="paragraph"/>
    <style:style style:name="P8" style:parent-style-name="Párrafodelista" style:list-style-name="LFO2" style:family="paragraph"/>
    <style:style style:name="P9" style:parent-style-name="Párrafodelista" style:list-style-name="LFO2" style:family="paragraph"/>
    <style:style style:name="P10" style:parent-style-name="Párrafodelista" style:family="paragraph">
      <style:paragraph-properties fo:margin-left="0in">
        <style:tab-stops/>
      </style:paragraph-properties>
    </style:style>
    <style:style style:name="P11" style:parent-style-name="Párrafodelista" style:family="paragraph">
      <style:paragraph-properties fo:margin-left="0in">
        <style:tab-stops/>
      </style:paragraph-properties>
    </style:style>
    <style:style style:name="P12" style:parent-style-name="Párrafodelista" style:family="paragraph">
      <style:paragraph-properties fo:margin-left="0in">
        <style:tab-stops/>
      </style:paragraph-properties>
    </style:style>
    <style:style style:name="P13" style:parent-style-name="Párrafodelista" style:family="paragraph">
      <style:paragraph-properties fo:margin-left="0in">
        <style:tab-stops/>
      </style:paragraph-properties>
    </style:style>
    <style:style style:name="P14" style:parent-style-name="Párrafodelista" style:list-style-name="LFO3" style:family="paragraph"/>
    <style:style style:name="P15" style:parent-style-name="Párrafodelista" style:list-style-name="LFO3" style:family="paragraph"/>
    <style:style style:name="P16" style:parent-style-name="Párrafodelista" style:list-style-name="LFO3" style:family="paragraph"/>
    <style:style style:name="P17" style:parent-style-name="Párrafodelista" style:list-style-name="LFO4" style:family="paragraph"/>
    <style:style style:name="P18" style:parent-style-name="Párrafodelista" style:list-style-name="LFO4" style:family="paragraph"/>
    <style:style style:name="T19" style:parent-style-name="Fuentedepárrafopredeter." style:family="text">
      <style:text-properties fo:font-style="italic" style:font-style-asian="italic" style:font-style-complex="italic"/>
    </style:style>
    <style:style style:name="P20" style:parent-style-name="Párrafodelista" style:family="paragraph">
      <style:paragraph-properties fo:margin-left="0in">
        <style:tab-stops/>
      </style:paragraph-properties>
    </style:style>
    <style:style style:name="P21" style:parent-style-name="Párrafodelista" style:family="paragraph">
      <style:paragraph-properties fo:margin-left="0in">
        <style:tab-stops/>
      </style:paragraph-properties>
    </style:style>
    <style:style style:name="P22" style:parent-style-name="Párrafodelista" style:family="paragraph">
      <style:paragraph-properties fo:margin-left="0in">
        <style:tab-stops/>
      </style:paragraph-properties>
    </style:style>
    <style:style style:name="P23" style:parent-style-name="Párrafodelista" style:family="paragraph">
      <style:paragraph-properties fo:margin-left="0in">
        <style:tab-stops/>
      </style:paragraph-properties>
    </style:style>
    <style:style style:name="P24" style:parent-style-name="Párrafodelista" style:family="paragraph">
      <style:paragraph-properties fo:margin-left="0in">
        <style:tab-stops/>
      </style:paragraph-properties>
    </style:style>
    <style:style style:name="P25" style:parent-style-name="Párrafodelista" style:list-style-name="LFO5" style:family="paragraph"/>
    <style:style style:name="P26" style:parent-style-name="Párrafodelista" style:list-style-name="LFO5" style:family="paragraph"/>
    <style:style style:name="P27" style:parent-style-name="Párrafodelista" style:list-style-name="LFO5" style:family="paragraph"/>
    <style:style style:name="P28" style:parent-style-name="Párrafodelista" style:list-style-name="LFO6" style:family="paragraph"/>
    <style:style style:name="P29" style:parent-style-name="Párrafodelista" style:list-style-name="LFO6" style:family="paragraph"/>
  </office:automatic-styles>
  <office:body>
    <office:text text:use-soft-page-breaks="true">
      <text:p text:style-name="P1"><text:span text:style-name="T2">Formulario de evaluación</text:span></text:p>
      <text:p text:style-name="Standard"><text:span text:style-name="T3">Evaluado</text:span>:</text:p>
      <text:p text:style-name="Standard">Comentario inicial: La evaluación se ha de realizar utilizando un lenguaje respetuoso, y con ánimo fundamentalmente constructivo. El evaluador no se debe limitar a ejercer simplemente la crítica,<text:s/>sino que ha de intentar aportar todo aquello que pueda ayudar a mejorar el trabajo evaluado.</text:p>
      <text:p text:style-name="Standard">Generalidades:</text:p>
      <text:list text:style-name="LFO1" text:continue-numbering="true">
        <text:list-item>
          <text:p text:style-name="P4">¿Está correctamente documentado el trabajo, esto es, la documentación permite una comprensión clara de la estructura del código y de los algoritmos<text:s/>y estructuras de datos empleadas? (Comentar brevemente, sugerir posibles mejoras)</text:p>
        </text:list-item>
      </text:list>
      <text:p text:style-name="Normal">No, el trabajo no está correctamente documentado. No se indica por ningún lado la versión de Python seguida, la versión y sistema operativo sobre el que se realizaron las pruebas y tampoco que estructura de datos se emplea para la tabla de símbolos. En la documentación del programa, readme.md, no se especifica que contiene cada archivo, tenemos que entrar en él y ver su contenido para saber que es.<text:s/>En el readme solo se indica como compilar y ejecutar el programa.<text:s/></text:p>
      <text:list text:style-name="LFO1" text:continue-numbering="true">
        <text:list-item>
          <text:p text:style-name="P5">¿Está bien estructurado el código?</text:p>
        </text:list-item>
      </text:list>
      <text:p text:style-name="Normal">A excepción del fichero “léxico.c”, sí. Este fichero “léxico.c” está bastante desordenado, es decir, se mezclan funciones sobre diferentes componentes léxicos y no se separan tampoco las funciones por “buscar delimitador” y “es delimitador”.</text:p>
      <text:list text:style-name="LFO1" text:continue-numbering="true">
        <text:list-item>
          <text:p text:style-name="P6">¿Compila y ejecuta correctamente?</text:p>
        </text:list-item>
      </text:list>
      <text:p text:style-name="Normal">Si, compila y ejecuta sin problemas siguiendo las instrucciones del readme.</text:p>
      <text:p text:style-name="Standard">Sistema de entrada:</text:p>
      <text:list text:style-name="LFO2" text:continue-numbering="true">
        <text:list-item>
          <text:p text:style-name="P7">¿Se hace un acceso eficiente a disco? ¿Cómo se podría mejorar?</text:p>
        </text:list-item>
      </text:list>
      <text:p text:style-name="Normal">Si, se hace mediante punteros, de forma que nunca se reserva más memoria de la que va a ser utilizada. Sin embargo, se realizan cuatro asignaciones de memoria dinámica (bloqueA, bloqueB, inicio y delantero) pero solo se liberan 2 de ellas (bloquea y bloqueB), por lo que nunca se libera la asignación sobre los punteros inicio<text:s/>y delantero; además el puntero inicio no se utiliza en todo el código, de forma que se reserva memoria para un recurso que no se emplea.</text:p>
      <text:p text:style-name="Normal">Se podría mejorar optimizando los recursos empleados, liberando al finalizar la memoria reservada para el puntero delantero y no incluyendo en el código la reserva de memoria sobre inicio, ya que no es empleado.<text:s/></text:p>
      <text:p text:style-name="Normal"/>
      <text:p text:style-name="Normal"/>
      <text:soft-page-break/>
      <text:list text:style-name="LFO2" text:continue-numbering="true">
        <text:list-item>
          <text:p text:style-name="P8">¿Resulta la solución aportada fácilmente escalable para cualquier código fuente?</text:p>
        </text:list-item>
      </text:list>
      <text:p text:style-name="Normal">Si, debido a que se realiza de forma dinámica y mediante constantes las<text:s/>asignaciones de tamaño para los buffers, únicamente habría que cambiar los valores de las constantes para adaptar los tamaños de los bloques a los diferentes códigos fuente.</text:p>
      <text:list text:style-name="LFO2" text:continue-numbering="true">
        <text:list-item>
          <text:p text:style-name="P9">Otros comentarios.</text:p>
        </text:list-item>
      </text:list>
      <text:p text:style-name="P10"/>
      <text:p text:style-name="P11"/>
      <text:p text:style-name="P12"/>
      <text:p text:style-name="P13">Tabla de símbolos:</text:p>
      <text:list text:style-name="LFO3" text:continue-numbering="true">
        <text:list-item>
          <text:p text:style-name="P14">¿Se trata de una implementación de una tabla de símbolos ordenada? ¿Qué tipo de orden?</text:p>
        </text:list-item>
      </text:list>
      <text:p text:style-name="Normal">Si, se trata de una tabla de símbolos ordenada, más en concreto de un árbol. Sin embargo, esto no viene por ningún lado, es decir, que observando detenidamente el código comprobamos como es un árbol binario equilibrado, pues no viene especificado en ningún lado del código o documentación de este.<text:s/></text:p>
      <text:p text:style-name="Normal">Si, sigue un orden en función del lexema, de forma que, si el nuevo lexema es mayor que el nodo actual se trata de insertar a la derecha de ese nodo, y en caso de ser<text:s/>menor se trata de insertar a la izquierda de ese nodo; así hasta encontrar vacía la posición derecha en caso de ser mayor o izquierda en caso de ser menor del nodo. En caso de que los lexemas coincidan no se inserta.</text:p>
      <text:list text:style-name="LFO3" text:continue-numbering="true">
        <text:list-item>
          <text:p text:style-name="P15"><text:s/>Manteniendo la misma estructura de datos, ¿es posible mejorar la eficiencia computacional en el acceso?</text:p>
        </text:list-item>
      </text:list>
      <text:p text:style-name="Normal">No, no se me ocurre ninguna forma de mejorar la eficiencia de la estructura de datos.</text:p>
      <text:list text:style-name="LFO3" text:continue-numbering="true">
        <text:list-item>
          <text:p text:style-name="P16">Otros comentarios.</text:p>
        </text:list-item>
      </text:list>
      <text:p text:style-name="Normal">Únicamente carga en la tabla de símbolos las palabras reservadas que se ven en el ejemplo de “wilcoxon.py”.</text:p>
      <text:p text:style-name="Normal">La estructura de la tabla de símbolos no es gestionada únicamente por la función “ts.c” sino que se crea en el main y se pasa como argumento al analizado sintáctico (“sintactico.c”), quien a su vez se la envía en cada solicitud de lexema al analizador léxico (“léxico.c”). De esta forma cada función puede realizar cualquier tipo de cambio sobre la tabla de símbolos. Una forma más segura de implementar esto es teniendo a la tabla de símbolos como variable global de “ts.c” en donde si queremos acceder a ella es a través de las funciones públicas de “ts.c”, impidiendo usos que no deseamos.<text:s/></text:p>
      <text:p text:style-name="Normal">No se indica en ningún punto la procedencia de la estructura empleada, es decir, si la hizo el/ella, es de internet o de otras asignaturas.</text:p>
      <text:soft-page-break/>
      <text:p text:style-name="Standard">Analizador léxico:</text:p>
      <text:list text:style-name="LFO4" text:continue-numbering="true">
        <text:list-item>
          <text:p text:style-name="P17">¿Resultaría sencillo incorporar nuevas expresiones regulares a la presente implementación?</text:p>
        </text:list-item>
      </text:list>
      <text:p text:style-name="Normal">No, no resultaría del todo pues se realiza una implementación en la cual se pasa por diferentes funciones previas al propio autómata en donde se direcciona el control y que habría que modificar para incluir una nueva expresión regular; sin embargo, para cada lexema únicamente se realizan comprobaciones sobre si se ha dejado de recibir caracteres que dejen de ser parte de ese componente léxico, y no sobre si<text:s/>se han recibido caracteres de otros componentes léxicos, de forma que no habría que modificar los autómatas ya escritos.</text:p>
      <text:list text:style-name="LFO4" text:continue-numbering="true">
        <text:list-item>
          <text:p text:style-name="P18">Otros comentarios.</text:p>
        </text:list-item>
      </text:list>
      <text:p text:style-name="Normal">La función del analizado léxico (“siguienteElemento” en léxico.c) recibe como argumento un puntero a una estructura de datos personalizada que utiliza la tabla de símbolos en la que se introducen el lexema y el identificador para cada entrada leída. Sin embargo, se realiza una reserva dinámica de memoria a una variable que almacena solo el lexema a lo largo del código<text:s/>y una vez se finaliza se copia su contenido sobre la estructura de datos pasada como puntero. Una forma más eficiente seria prescindir de esta variable y utilizar a lo largo del código la estructura de datos recibida como argumento, prescindiendo de una reserva dinámica de memoria. Además de esta forma puedes llegar a tener 4 veces el mismo lexema: tabla de simbolos, buffer(s), variable global de léxico.c y estructura pasada por puntero.</text:p>
      <text:p text:style-name="Normal">En las cadenas de tipo String literal no se realiza en ningún<text:s/>momento comprobaciones sobre los caracteres escapados, ni acepta cadenas string literal con un prefijo (“stringprefix” en la documentación de Python).</text:p>
      <text:p text:style-name="Normal">A lo largo de todo el código realiza en multitud de ocasiones comprobaciones sobre si el carácter es delimitador u operador, pero no con todos los posibles casos de delimitadores u operadores.</text:p>
      <text:p text:style-name="Normal">En la función dedicada a comprobar si es un delimitador u operador, la función ‘<text:span text:style-name="T19">buscarDelimitadorOperador’</text:span>, realiza comprobaciones de cadenas que no son ni delimitador<text:s/>ni operador, por ejemplo ‘@=’, cadena que no se considera delimitador en Python 2.7.18 (ultima disponible antes de las versiones 3) o anterior, pero si para Python 3.5 y posterior, de forma que se deduce de aquí que la implementación que hizo el desarrollador fue sobre Pyhton 3.5 como mínimo.</text:p>
      <text:p text:style-name="Normal">Tampoco se realiza un análisis léxico de números octales y binarios.</text:p>
      <text:p text:style-name="P20"/>
      <text:p text:style-name="P21"/>
      <text:p text:style-name="P22"/>
      <text:p text:style-name="P23"/>
      <text:p text:style-name="P24">Gestión de la memoria:</text:p>
      <text:soft-page-break/>
      <text:list text:style-name="LFO5" text:continue-numbering="true">
        <text:list-item>
          <text:list>
            <text:list-item>
              <text:list>
                <text:list-item>
                  <text:p text:style-name="P25">¿Se hace un uso eficiente de la memoria? ¿Se puede mejorar?</text:p>
                </text:list-item>
              </text:list>
            </text:list-item>
          </text:list>
        </text:list-item>
      </text:list>
      <text:p text:style-name="Normal">Si, en toda la implementación se emplean<text:s/>estructuras dinámicas, de forma que no se desperdicia memoria en ningún punto del código. Únicamente se puede discutir el uso constante de reservas dinámicas de memoria, que suponen un coste en tiempo de ejecución.</text:p>
      <text:list text:style-name="LFO5" text:continue-numbering="true">
        <text:list-item>
          <text:list>
            <text:list-item>
              <text:list>
                <text:list-item>
                  <text:p text:style-name="P26">¿Se inicializan y finalizan correctamente<text:s/>las estructuras de datos utilizadas?</text:p>
                </text:list-item>
              </text:list>
            </text:list-item>
          </text:list>
        </text:list-item>
      </text:list>
      <text:p text:style-name="Normal">Por lo general si, salvo como ya comenté en el sistema de entrada en donde se realizan dos asignaciones dinámicas de memoria que no se liberan, una de ellas tampoco se usa.</text:p>
      <text:list text:style-name="LFO5" text:continue-numbering="true">
        <text:list-item>
          <text:list>
            <text:list-item>
              <text:list>
                <text:list-item>
                  <text:p text:style-name="P27">Otros comentarios.</text:p>
                </text:list-item>
              </text:list>
            </text:list-item>
          </text:list>
        </text:list-item>
      </text:list>
      <text:p text:style-name="Standard">En resumen:</text:p>
      <text:list text:style-name="LFO6" text:continue-numbering="true">
        <text:list-item>
          <text:p text:style-name="P28">¿Es la solución aportada suficientemente general, o parece excesivamente orientada a la compilación del programa ejemplo proporcionado?</text:p>
        </text:list-item>
      </text:list>
      <text:p text:style-name="Normal">No, es una solución enfocada únicamente en el ejemplo proporcionado pues: únicamente se cargan las palabras reservadas por Python que<text:s/>se utilizan en el ejemplo; para los delimitadores y operadores únicamente se hacen comprobaciones con los que aparecen en el código en algunas partes del código, mientras en otras se realizan las comprobaciones con todos los delimitadores; no se implementan todos los posibles Integers literals, en concreto números binarios y octales</text:p>
      <text:list text:style-name="LFO6" text:continue-numbering="true">
        <text:list-item>
          <text:p text:style-name="P29">Otros comentarios.</text:p>
        </text:list-item>
      </text:list>
      <text:p text:style-name="Normal">La documentación del código es escueta, únicamente explica lo que hace cada función.</text:p>
      <text:p text:style-name="Normal">El fichero de “definiciones.h” contiene constantes numéricas para todas las palabras reservadas, cuando solo se introducen en la tabla de símbolos las que aparecen en el código de “wilcoxon.py”. Además, contiene una gran cantidad de identificadores definidos para delimitadores y operadores, en vez de tener un identificador para cada componente léxico nada má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F" svg:font-family="F"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23in"/>
      <style:text-properties style:font-name="Calibri" style:font-name-asian="DejaVu San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Nimbus Sans L"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DocumentMap" style:display-name="DocumentMap" style:family="text"/>
    <style:style style:name="Sinlista1" style:display-name="Sin lista1"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6in" text:min-label-width="0.125in" text:list-level-position-and-space-mode="label-alignment">
          <style:list-level-label-alignment text:label-followed-by="listtab" fo:margin-left="3.0006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6in" text:min-label-width="0.125in" text:list-level-position-and-space-mode="label-alignment">
          <style:list-level-label-alignment text:label-followed-by="listtab" fo:margin-left="4.5006in" fo:text-indent="-0.125in"/>
        </style:list-level-properties>
      </text:list-level-style-number>
    </text:list-style>
    <style:page-layout style:name="PL0">
      <style:page-layout-properties fo:page-width="8.2673in" fo:page-height="11.692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oribio-Rodríguez Rey Jorge</dc:creator>
    <meta:creation-date>2010-11-08T21:22:00Z</meta:creation-date>
    <dc:date>2021-11-11T22:35:00Z</dc:date>
    <meta:template xlink:href="Normal.dotm" xlink:type="simple"/>
    <meta:editing-cycles>19</meta:editing-cycles>
    <meta:editing-duration>PT17160S</meta:editing-duration>
    <meta:user-defined meta:name="Info 1"/>
    <meta:user-defined meta:name="Info 2"/>
    <meta:user-defined meta:name="Info 3"/>
    <meta:user-defined meta:name="Info 4"/>
    <meta:document-statistic meta:page-count="4" meta:paragraph-count="16" meta:word-count="1305" meta:character-count="8470" meta:row-count="59" meta:non-whitespace-character-count="7181"/>
  </office:meta>
</office:document-meta>
</file>